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1aa0a" officeooo:paragraph-rsid="0011aa0a"/>
    </style:style>
    <style:style style:name="P2" style:family="paragraph" style:parent-style-name="Standard">
      <style:text-properties officeooo:rsid="0011aa0a" officeooo:paragraph-rsid="00131174"/>
    </style:style>
    <style:style style:name="P3" style:family="paragraph" style:parent-style-name="Standard">
      <style:text-properties fo:font-size="14pt" fo:font-weight="bold" officeooo:rsid="0011aa0a" officeooo:paragraph-rsid="0011aa0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1aa0a" officeooo:paragraph-rsid="00131174" style:font-size-asian="14pt" style:font-weight-asian="bold" style:font-size-complex="14pt" style:font-weight-complex="bold"/>
    </style:style>
    <style:style style:name="T1" style:family="text">
      <style:text-properties officeooo:rsid="00131174"/>
    </style:style>
    <style:style style:name="T2" style:family="text">
      <style:text-properties officeooo:rsid="0014af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se 00:</text:p>
      <text:p text:style-name="P1">First, start by the smallest cog in this vast bureaucratic machine: the Bureaucrat.</text:p>
      <text:p text:style-name="P1">A Bureaucrat must have:</text:p>
      <text:p text:style-name="P1">• A constant name.</text:p>
      <text:p text:style-name="P1">• And a grade that ranges from 1 (highest possible grade) to 150 (lowest possible</text:p>
      <text:p text:style-name="P1">grade).</text:p>
      <text:p text:style-name="P1">Any attempt to instantiate a Bureaucrat using an invalid grade must throw an ex-</text:p>
      <text:p text:style-name="P1">ception:</text:p>
      <text:p text:style-name="P1">either a Bureaucrat::GradeTooHighException or a Bureaucrat::GradeTooLowException.</text:p>
      <text:p text:style-name="P1">You will provide getters for both these attributes: getName() and getGrade(). Im-</text:p>
      <text:p text:style-name="P1">plement also two member functions to increment or decrement the bureaucrat grade. If</text:p>
      <text:p text:style-name="P1">the grade is out of range, both of them will throw the same exceptions as the constructor.</text:p>
      <text:p text:style-name="P1">You will implement an overload of the insertion («) operator to print something like</text:p>
      <text:p text:style-name="P1">(without the angle brackets):</text:p>
      <text:p text:style-name="P1">&lt;name&gt;, bureaucrat grade &lt;grade&gt;.</text:p>
      <text:p text:style-name="P1">As usual, turn in some tests to prove everything works as expected.</text:p>
      <text:p text:style-name="P1"/>
      <text:p text:style-name="P3">Exercise 01:</text:p>
      <text:p text:style-name="P1">Now that you have bureaucrats, let’s give them something to do. What better activity</text:p>
      <text:p text:style-name="P1">could there be than the one of <text:span text:style-name="T1">fi</text:span>lling out a stack of forms?</text:p>
      <text:p text:style-name="P1">Then, let’s make a Form class. It has:</text:p>
      <text:p text:style-name="P1">• A constant name.</text:p>
      <text:p text:style-name="P1">• A boolean indicating whether it is signed (at construction, it’s not).</text:p>
      <text:p text:style-name="P1">• A constant grade required to sign it.</text:p>
      <text:p text:style-name="P1">• And a constant grade required to execute it.</text:p>
      <text:p text:style-name="P1">All these attributes are private, not protected.</text:p>
      <text:p text:style-name="P1">The grades of the Form follow the same rules that apply to the Bureaucrat. Thus,</text:p>
      <text:p text:style-name="P1">the following exceptions will be thrown if a form grade is out of bounds:</text:p>
      <text:p text:style-name="P1">Form::GradeTooHighException and Form::GradeTooLowException.</text:p>
      <text:p text:style-name="P1">Same as before, write getters for all attributes and an overload of the insertion («)</text:p>
      <text:p text:style-name="P1">operator that prints all the form’s informations.</text:p>
      <text:p text:style-name="P1">Add also a beSigned() member function to the Form that takes a Bureaucrat as</text:p>
      <text:p text:style-name="P1">parameter. It changes the form status to signed if the bureaucrat’s grade is high enough</text:p>
      <text:p text:style-name="P1">(higher or egal to the required one). Remember, grade 1 is higher than grade 2.</text:p>
      <text:p text:style-name="P1">If the grade is too low, throw a Form::GradeTooLowException.</text:p>
      <text:p text:style-name="P1">Lastly, add a signForm() member function to the Bureaucrat. If the form got signed,</text:p>
      <text:p text:style-name="P1">it will print something like:</text:p>
      <text:p text:style-name="P1">&lt;bureaucrat&gt; signed &lt;form&gt;</text:p>
      <text:p text:style-name="P1">Otherwise, it will print something like:</text:p>
      <text:p text:style-name="P1">&lt;bureaucrat&gt; couldn’t sign &lt;form&gt; because &lt;reason&gt;.</text:p>
      <text:p text:style-name="P1">Implement and turn in some tests to ensure everything works as expect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Exercise 02:</text:p>
      <text:p text:style-name="P1">Since you now have basic forms, it’s time to make a few more that actually do some-</text:p>
      <text:p text:style-name="P1">thing.</text:p>
      <text:p text:style-name="P1">In all cases, the base class Form must be an abstract class, and therefore should be</text:p>
      <text:p text:style-name="P1">renamed AForm. Keep in mind the form’s attributes need to remain private and that</text:p>
      <text:p text:style-name="P1">they are in the base class.</text:p>
      <text:p text:style-name="P1">Add the following concrete classes:</text:p>
      <text:p text:style-name="P1">• ShrubberyCreationForm: Required grades: sign 145, exec 137</text:p>
      <text:p text:style-name="P1">Create a <text:span text:style-name="T1">fi</text:span>le &lt;target&gt;_shrubbery in the working directory, and writes ASCII trees</text:p>
      <text:p text:style-name="P1">inside it.</text:p>
      <text:p text:style-name="P1">• RobotomyRequestForm: Required grades: sign 72, exec 45</text:p>
      <text:p text:style-name="P1">Makes some drilling noises. Then, informs that &lt;target&gt; has been robotomized</text:p>
      <text:p text:style-name="P1">successfully 50% of the time. Otherwise, informs that the robotomy failed.</text:p>
      <text:p text:style-name="P1">• PresidentialPardonForm: Required grades: sign 25, exec 5</text:p>
      <text:p text:style-name="P1">Informs that &lt;target&gt; has been pardoned by Zaphod Beeblebrox.</text:p>
      <text:p text:style-name="P1">All of them take only one parameter in their constructor: the target of the form. For</text:p>
      <text:p text:style-name="P1">example, "home" if you want to plant shrubbery at home.</text:p>
      <text:p text:style-name="P1">Now, add the execute(Bureaucrat const &amp; executor) const member function to</text:p>
      <text:p text:style-name="P1">the base form and implement a function to execute the form’s action of the concrete</text:p>
      <text:p text:style-name="P1">classes. You have to check that the form is signed and that the grade of the bureaucrat</text:p>
      <text:p text:style-name="P1">attempting to execute the form is high enough. Otherwise, throw an appropriate excep-</text:p>
      <text:p text:style-name="P1">tion.</text:p>
      <text:p text:style-name="P1">Whether you want to check the requirements in every concrete class or in the base</text:p>
      <text:p text:style-name="P1">class (then call another function to execute the form) is up to you. However, one way is</text:p>
      <text:p text:style-name="P1">prettier than the other one.</text:p>
      <text:p text:style-name="P1">Lastly, add the executeForm(Form const &amp; form) member function to the Bureau-</text:p>
      <text:p text:style-name="P1">crat. It must attempt to execute the form. If it’s successful, print something like:</text:p>
      <text:p text:style-name="P1">&lt;bureaucrat&gt; executed &lt;form&gt;</text:p>
      <text:p text:style-name="P1">If not, print an explicit error message.</text:p>
      <text:p text:style-name="P1">Implement and turn in some tests to ensure everything works as expected.</text:p>
      <text:p text:style-name="P1"/>
      <text:p text:style-name="P4">Exercise 0<text:span text:style-name="T1">3</text:span>:</text:p>
      <text:p text:style-name="P2">Because <text:span text:style-name="T2">fi</text:span>lling out forms is annoying enough, it would be cruel to ask our bureaucrats</text:p>
      <text:p text:style-name="P2">to do this all day long. Fortunately, interns exist. In this exercise, you have to implement</text:p>
      <text:p text:style-name="P2">the Intern class. The intern has no name, no grade, no unique characteristics. The only</text:p>
      <text:p text:style-name="P2">thing the bureaucrats care about is that they do their job.</text:p>
      <text:p text:style-name="P2">However, the intern has one important capacity: the makeForm() function. It takes</text:p>
      <text:p text:style-name="P2">two strings. The rst one is the name of a form and the second one is the target of the</text:p>
      <text:p text:style-name="P2">form. It return a pointer to a Form object (whose name is the one passed as parameter)</text:p>
      <text:p text:style-name="P2">whose target will be initialized to the second parameter.</text:p>
      <text:p text:style-name="P2">It will print something like:</text:p>
      <text:p text:style-name="P2">Intern creates &lt;form&gt;</text:p>
      <text:p text:style-name="P2">If the form name passed as parameter doesn’t exist, print an explicit error message.</text:p>
      <text:p text:style-name="P2">You must avoid unreadable and ugly solutions like using a if/elseif/else forest. This</text:p>
      <text:p text:style-name="P2">kind of things won’t be accepted during the evaluation process. You’re not in Piscine</text:p>
      <text:p text:style-name="P2">(pool) anymore. As usual, you have to test that everything works as expected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5:23:38.675764448</meta:creation-date>
    <dc:date>2023-11-09T15:31:08.144421701</dc:date>
    <meta:editing-duration>PT7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85" meta:word-count="844" meta:character-count="5032" meta:non-whitespace-character-count="4274"/>
  </office:meta>
</office:document-meta>
</file>